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officeooo:rsid="00164346" officeooo:paragraph-rsid="00164346" style:font-weight-asian="bold" style:font-weight-complex="bold"/>
    </style:style>
    <style:style style:name="P2" style:family="paragraph" style:parent-style-name="Preformatted_20_Text">
      <style:text-properties fo:font-weight="bold" officeooo:rsid="001fd98e" officeooo:paragraph-rsid="001fd98e" style:font-weight-asian="bold" style:font-weight-complex="bold"/>
    </style:style>
    <style:style style:name="P3" style:family="paragraph" style:parent-style-name="Preformatted_20_Text">
      <style:text-properties fo:font-weight="bold" officeooo:rsid="0038ccce" officeooo:paragraph-rsid="0038ccce" style:font-weight-asian="bold" style:font-weight-complex="bold"/>
    </style:style>
    <style:style style:name="P4" style:family="paragraph" style:parent-style-name="Preformatted_20_Text">
      <style:text-properties fo:font-weight="bold" officeooo:rsid="0041aae0" officeooo:paragraph-rsid="0041aae0" style:font-weight-asian="bold" style:font-weight-complex="bold"/>
    </style:style>
    <style:style style:name="P5" style:family="paragraph" style:parent-style-name="Preformatted_20_Text">
      <style:text-properties fo:font-weight="normal" officeooo:rsid="00164346" officeooo:paragraph-rsid="00164346" style:font-weight-asian="normal" style:font-weight-complex="normal"/>
    </style:style>
    <style:style style:name="P6" style:family="paragraph" style:parent-style-name="Preformatted_20_Text">
      <style:text-properties fo:font-weight="normal" officeooo:rsid="00194773" officeooo:paragraph-rsid="00194773" style:font-weight-asian="normal" style:font-weight-complex="normal"/>
    </style:style>
    <style:style style:name="P7" style:family="paragraph" style:parent-style-name="Preformatted_20_Text">
      <style:text-properties fo:font-weight="normal" officeooo:rsid="001c389f" officeooo:paragraph-rsid="001c389f" style:font-weight-asian="normal" style:font-weight-complex="normal"/>
    </style:style>
    <style:style style:name="P8" style:family="paragraph" style:parent-style-name="Preformatted_20_Text">
      <style:text-properties fo:font-weight="normal" officeooo:rsid="001fd98e" officeooo:paragraph-rsid="001fd98e" style:font-weight-asian="normal" style:font-weight-complex="normal"/>
    </style:style>
    <style:style style:name="P9" style:family="paragraph" style:parent-style-name="Preformatted_20_Text">
      <style:text-properties fo:font-weight="normal" officeooo:rsid="0038ccce" officeooo:paragraph-rsid="0038ccce" style:font-weight-asian="normal" style:font-weight-complex="normal"/>
    </style:style>
    <style:style style:name="P10" style:family="paragraph" style:parent-style-name="Preformatted_20_Text">
      <style:text-properties fo:font-weight="normal" officeooo:rsid="003a627f" officeooo:paragraph-rsid="003a627f" style:font-weight-asian="normal" style:font-weight-complex="normal"/>
    </style:style>
    <style:style style:name="P11" style:family="paragraph" style:parent-style-name="Preformatted_20_Text">
      <style:text-properties fo:font-weight="normal" officeooo:rsid="0041aae0" officeooo:paragraph-rsid="0041aae0" style:font-weight-asian="normal" style:font-weight-complex="normal"/>
    </style:style>
    <style:style style:name="P12" style:family="paragraph" style:parent-style-name="Preformatted_20_Text">
      <style:text-properties fo:font-weight="normal" officeooo:rsid="0043f9f3" officeooo:paragraph-rsid="0043f9f3" style:font-weight-asian="normal" style:font-weight-complex="normal"/>
    </style:style>
    <style:style style:name="P13" style:family="paragraph" style:parent-style-name="Preformatted_20_Text">
      <style:text-properties fo:font-weight="bold" officeooo:rsid="0043f9f3" officeooo:paragraph-rsid="0043f9f3" style:font-weight-asian="bold" style:font-weight-complex="bold"/>
    </style:style>
    <style:style style:name="T1" style:family="text">
      <style:text-properties officeooo:rsid="00217d18"/>
    </style:style>
    <style:style style:name="T2" style:family="text">
      <style:text-properties officeooo:rsid="00239a77"/>
    </style:style>
    <style:style style:name="T3" style:family="text">
      <style:text-properties officeooo:rsid="00274392"/>
    </style:style>
    <style:style style:name="T4" style:family="text">
      <style:text-properties officeooo:rsid="002c9da5"/>
    </style:style>
    <style:style style:name="T5" style:family="text">
      <style:text-properties officeooo:rsid="003d10dc"/>
    </style:style>
    <style:style style:name="T6" style:family="text">
      <style:text-properties officeooo:rsid="003fd63d"/>
    </style:style>
    <style:style style:name="T7" style:family="text">
      <style:text-properties officeooo:rsid="0045edf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Lecture 1 :</text:p>
      <text:p text:style-name="P5">* Amazon web Services is a cloud services provider also known as Infrastructure as service(IaaS).</text:p>
      <text:p text:style-name="P5"/>
      <text:p text:style-name="P6">* Cloud Terminology:</text:p>
      <text:p text:style-name="P6">1) High Availablity</text:p>
      <text:p text:style-name="P6">2) Fault Tolerant</text:p>
      <text:p text:style-name="P7">3) Scalability</text:p>
      <text:p text:style-name="P7">4) Elasticity</text:p>
      <text:p text:style-name="P10">5) Ins<text:span text:style-name="T5">t</text:span>ance</text:p>
      <text:p text:style-name="P7"/>
      <text:p text:style-name="P2">2. Lecture 2 : <text:span text:style-name="T1">(Understanding VPC)</text:span></text:p>
      <text:p text:style-name="P8">* <text:span text:style-name="T2">Vpc means virtual private cloud.</text:span></text:p>
      <text:p text:style-name="P8"/>
      <text:p text:style-name="P8">* <text:span text:style-name="T3">On AWS you can create virtual private cloud and set the level of security for it to access it from anywhere.</text:span></text:p>
      <text:p text:style-name="P8"/>
      <text:p text:style-name="P8">* <text:span text:style-name="T4">Its your private section of AWS, wher you can place AWS resources and allow/restrict access to them.</text:span></text:p>
      <text:p text:style-name="P8"/>
      <text:p text:style-name="P3">3. Lecture 3 : Netflix usage EC2 (EC2 service of AWS)</text:p>
      <text:p text:style-name="P9">* EC2 is elastic cloud computing.</text:p>
      <text:p text:style-name="P9">* <text:span text:style-name="T6">Think EC2 as a virtual computer that you can use for whatever you like.</text:span></text:p>
      <text:p text:style-name="P9"/>
      <text:p text:style-name="P4">4. Lecture 4 : RDS</text:p>
      <text:p text:style-name="P11">* RDS is AWS provisioned database service. Commonly used for things like storing user account information and other data.</text:p>
      <text:p text:style-name="P11"/>
      <text:p text:style-name="P13">5. Lecture 5 : S3</text:p>
      <text:p text:style-name="P12">* Amazon S3 is a massive Storage bucket. <text:span text:style-name="T7">Mass storage for video file or data fil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19T19:19:47.466701279</dc:date>
    <meta:editing-duration>PT2H11M3S</meta:editing-duration>
    <meta:editing-cycles>22</meta:editing-cycles>
    <meta:document-statistic meta:table-count="0" meta:image-count="0" meta:object-count="0" meta:page-count="1" meta:paragraph-count="19" meta:word-count="163" meta:character-count="883" meta:non-whitespace-character-count="739"/>
  </office:meta>
</office:document-meta>
</file>